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30.92mm"/>
    </style:style>
    <style:style style:name="co5" style:family="table-column">
      <style:table-column-properties fo:break-before="auto" style:column-width="36.71mm"/>
    </style:style>
    <style:style style:name="co6" style:family="table-column">
      <style:table-column-properties fo:break-before="auto" style:column-width="28.54mm"/>
    </style:style>
    <style:style style:name="co7" style:family="table-column">
      <style:table-column-properties fo:break-before="auto" style:column-width="26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PLACA OFF</text:p>
          </table:table-cell>
          <table:covered-table-cell table:number-columns-repeated="2"/>
          <table:table-cell office:value-type="string" calcext:value-type="string">
            <text:p>DADOS</text:p>
          </table:table-cell>
          <table:table-cell office:value-type="string" calcext:value-type="string">
            <text:p>BOMBA REATOR</text:p>
          </table:table-cell>
          <table:table-cell office:value-type="string" calcext:value-type="string">
            <text:p>BOMBA TROCADOR</text:p>
          </table:table-cell>
          <table:table-cell office:value-type="string" calcext:value-type="string">
            <text:p>COMPRESSOR</text:p>
          </table:table-cell>
          <table:table-cell office:value-type="string" calcext:value-type="string">
            <text:p>ATOMIZADOR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3" table:number-rows-spanned="1">
            <text:p>POR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3" table:number-rows-spanned="1">
            <text:p>ENTRY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3" table:number-rows-spanned="1">
            <text:p>MUDAR PORTA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3" table:number-rows-spanned="1">
            <text:p>CONTROLE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 table:number-columns-spanned="3" table:number-rows-spanned="1">
            <text:p>AUTOMATICO</text:p>
          </table:table-cell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2" table:number-rows-spanned="1">
            <text:p>SET POINT</text:p>
          </table:table-cell>
          <table:covered-table-cell/>
          <table:table-cell office:value-type="string" calcext:value-type="string">
            <text:p>TEMPSP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3" table:number-rows-spanned="1">
            <text:p>ENTRY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 table:number-columns-spanned="3" table:number-rows-spanned="1">
            <text:p>SETPOINT BUTTOM</text:p>
          </table:table-cell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 table:number-columns-spanned="2" table:number-rows-spanned="1">
            <text:p>TREATOR</text:p>
          </table:table-cell>
          <table:covered-table-cell/>
          <table:table-cell office:value-type="string" calcext:value-type="string">
            <text:p>TEMPREATOR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 table:number-columns-spanned="2" table:number-rows-spanned="1">
            <text:p>TBANHO</text:p>
          </table:table-cell>
          <table:covered-table-cell/>
          <table:table-cell office:value-type="string" calcext:value-type="string">
            <text:p>TEMPBANHO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BANHO</text:p>
          </table:table-cell>
          <table:table-cell office:value-type="string" calcext:value-type="string">
            <text:p>TREATOR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number-columns-spanned="3" table:number-rows-spanned="1"/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06:52.451382824</meta:creation-date>
    <dc:date>2019-08-08T15:30:44.115443195</dc:date>
    <meta:editing-duration>PT12M51S</meta:editing-duration>
    <meta:editing-cycles>1</meta:editing-cycles>
    <meta:document-statistic meta:table-count="1" meta:cell-count="89" meta:object-count="0"/>
    <meta:generator>LibreOffice/6.0.7.3$Linux_X86_64 LibreOffice_project/00m0$Build-3</meta:generator>
  </office:meta>
</office:document-meta>
</file>